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f20" officeooo:paragraph-rsid="000b4f20"/>
    </style:style>
    <style:style style:name="P2" style:family="paragraph" style:parent-style-name="Standard">
      <style:text-properties officeooo:rsid="001135ba" officeooo:paragraph-rsid="000b4f20"/>
    </style:style>
    <style:style style:name="P3" style:family="paragraph" style:parent-style-name="Standard">
      <style:text-properties officeooo:rsid="001135ba" officeooo:paragraph-rsid="000beea6"/>
    </style:style>
    <style:style style:name="P4" style:family="paragraph" style:parent-style-name="Standard">
      <style:text-properties officeooo:rsid="001135ba" officeooo:paragraph-rsid="000bef10"/>
    </style:style>
    <style:style style:name="P5" style:family="paragraph" style:parent-style-name="Standard">
      <style:text-properties officeooo:rsid="001135ba" officeooo:paragraph-rsid="000cc7b3"/>
    </style:style>
    <style:style style:name="P6" style:family="paragraph" style:parent-style-name="Standard">
      <style:text-properties officeooo:rsid="001135ba" officeooo:paragraph-rsid="000d07a3"/>
    </style:style>
    <style:style style:name="P7" style:family="paragraph" style:parent-style-name="Standard">
      <style:text-properties officeooo:rsid="001135ba" officeooo:paragraph-rsid="000e51f1"/>
    </style:style>
    <style:style style:name="P8" style:family="paragraph" style:parent-style-name="Standard">
      <style:text-properties officeooo:paragraph-rsid="000bef10"/>
    </style:style>
    <style:style style:name="P9" style:family="paragraph" style:parent-style-name="Standard">
      <style:text-properties officeooo:rsid="000d07a3" officeooo:paragraph-rsid="000d07a3"/>
    </style:style>
    <style:style style:name="P10" style:family="paragraph" style:parent-style-name="Standard">
      <style:text-properties officeooo:rsid="000d07a3" officeooo:paragraph-rsid="000e51f1"/>
    </style:style>
    <style:style style:name="P11" style:family="paragraph" style:parent-style-name="Standard">
      <style:text-properties officeooo:paragraph-rsid="000e51f1"/>
    </style:style>
    <style:style style:name="T1" style:family="text">
      <style:text-properties officeooo:rsid="000b4f20"/>
    </style:style>
    <style:style style:name="T2" style:family="text">
      <style:text-properties officeooo:rsid="000beea6"/>
    </style:style>
    <style:style style:name="T3" style:family="text">
      <style:text-properties officeooo:rsid="001135ba"/>
    </style:style>
    <style:style style:name="T4" style:family="text">
      <style:text-properties officeooo:rsid="000bef10"/>
    </style:style>
    <style:style style:name="T5" style:family="text">
      <style:text-properties officeooo:rsid="000cb1ac"/>
    </style:style>
    <style:style style:name="T6" style:family="text">
      <style:text-properties officeooo:rsid="000cc7b3"/>
    </style:style>
    <style:style style:name="T7" style:family="text">
      <style:text-properties fo:font-weight="normal" officeooo:rsid="000cc7b3" style:font-weight-asian="normal" style:font-weight-complex="normal"/>
    </style:style>
    <style:style style:name="T8" style:family="text">
      <style:text-properties officeooo:rsid="000d07a3"/>
    </style:style>
    <style:style style:name="T9" style:family="text">
      <style:text-properties officeooo:rsid="000e5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2, exp 3 (continuação da anterior)</text:p>
      <text:p text:style-name="P1"/>
      <text:p text:style-name="P1"/>
      <text:p text:style-name="P2"/>
      <text:p text:style-name="P2"/>
      <text:p text:style-name="P2">Tux4: (Ligado ao switch/router <text:span text:style-name="T1">23 e agora ao também 24</text:span>)</text:p>
      <text:p text:style-name="P2"><text:tab/><text:span text:style-name="T1">ifconfig eth2 172.16.111.</text:span><text:span text:style-name="T8">253</text:span><text:span text:style-name="T1">/24</text:span></text:p>
      <text:p text:style-name="P2"><text:tab/>sysctl net.ipv4.ip_forward=1<text:tab/><text:span text:style-name="T2">(enable ip forwarding)</text:span></text:p>
      <text:p text:style-name="P2"><text:tab/>sysctl net.ipv4.icmp_echo_ignore_broadcasts=0 <text:span text:style-name="T6">(</text:span><text:span text:style-name="T7">Disable ICMP echo ignore broadcast</text:span><text:span text:style-name="T6">)</text:span></text:p>
      <text:p text:style-name="P4"><text:tab/><text:tab/><text:span text:style-name="T4">MAC:</text:span></text:p>
      <text:p text:style-name="P4"><text:span text:style-name="T2"><text:tab/><text:tab/>tuxT4.et1=00:08:54:71:73:ed</text:span></text:p>
      <text:p text:style-name="P3"><text:tab/><text:tab/><text:span text:style-name="T2">tuxT4.et2=00:e0:7d:b4:d1:cd</text:span></text:p>
      <text:p text:style-name="P3"><text:tab/><text:tab/><text:span text:style-name="T4">IP:</text:span></text:p>
      <text:p text:style-name="P8"><text:span text:style-name="T3"><text:tab/><text:tab/></text:span><text:span text:style-name="T2">tuxT4.et1=</text:span><text:span text:style-name="T4">172.16.110.</text:span><text:span text:style-name="T8">254</text:span></text:p>
      <text:p text:style-name="P4"><text:tab/><text:tab/><text:span text:style-name="T2">tuxT4.et2=</text:span><text:span text:style-name="T4">172.16.111.</text:span><text:span text:style-name="T8">253</text:span></text:p>
      <text:p text:style-name="P4"><text:tab/>/<text:span text:style-name="T5">interface bridge port remove [find interface =ether24]</text:span></text:p>
      <text:p text:style-name="Text_20_body"><text:tab/>/<text:span text:style-name="T5">interface bridge port add bridge=bridgeY1 interface=ether24</text:span></text:p>
      <text:p text:style-name="P4"/>
      <text:p text:style-name="P5">Tux<text:span text:style-name="T1">3</text:span>: (Ligado no switch na porta <text:span text:style-name="T1">11</text:span>)</text:p>
      <text:p text:style-name="P5"><text:tab/><text:span text:style-name="T6">route add -net 172.16.111.0/24 gw 172.16.110.254</text:span></text:p>
      <text:p text:style-name="P5"/>
      <text:p text:style-name="P5">Tux2: (Ligado no switch na porta <text:span text:style-name="T1">3</text:span>)</text:p>
      <text:p text:style-name="P5"><text:tab/><text:span text:style-name="T6">route add -net 172.16.110.0/24 gw 172.16.111.253</text:span></text:p>
      <text:p text:style-name="P5"/>
      <text:p text:style-name="P9">ALL:</text:p>
      <text:p text:style-name="P9"><text:tab/>route -n (observar que agora há sempre uma route para os outros 2 TUX)</text:p>
      <text:p text:style-name="P9"/>
      <text:p text:style-name="P6">Tux<text:span text:style-name="T1">3</text:span>: (Ligado no switch na porta <text:span text:style-name="T1">11</text:span>)</text:p>
      <text:p text:style-name="P6"><text:tab/><text:span text:style-name="T9">[start capture]</text:span></text:p>
      <text:p text:style-name="P6"><text:tab/><text:span text:style-name="T8">ping 172.16.110.254</text:span></text:p>
      <text:p text:style-name="P6"><text:tab/><text:span text:style-name="T8">ping 172.16.111.253</text:span></text:p>
      <text:p text:style-name="P11"><text:span text:style-name="T3"><text:tab/></text:span><text:span text:style-name="T9">[end capture]</text:span></text:p>
      <text:p text:style-name="P11"/>
      <text:p text:style-name="P7">Tux4: (Ligado ao switch/router <text:span text:style-name="T1">23 e agora ao também 24</text:span>)</text:p>
      <text:p text:style-name="P7"><text:tab/><text:span text:style-name="T9">[start capture on eth1 and eth2]</text:span></text:p>
      <text:p text:style-name="P7"/>
      <text:p text:style-name="P10">ALL:</text:p>
      <text:p text:style-name="P10"><text:tab/><text:span text:style-name="T9">delete arp tables</text:span></text:p>
      <text:p text:style-name="P10"/>
      <text:p text:style-name="P7">Tux<text:span text:style-name="T1">3</text:span>: (Ligado no switch na porta <text:span text:style-name="T1">11</text:span>)</text:p>
      <text:p text:style-name="P7"><text:tab/><text:span text:style-name="T9">ping 172.16.111.1 (ping tux 2)</text:span></text:p>
      <text:p text:style-name="P7"/>
      <text:p text:style-name="P7">Tux4: (Ligado ao switch/router <text:span text:style-name="T1">23 e agora ao também 24</text:span>)</text:p>
      <text:p text:style-name="P11"><text:span text:style-name="T3"><text:tab/></text:span><text:span text:style-name="T9">[stop capture on eth1 and eth2]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1T17:03:06.253739988</meta:creation-date>
    <dc:date>2024-12-01T18:35:41.312946127</dc:date>
    <meta:editing-duration>PT19M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55" meta:character-count="1113" meta:non-whitespace-character-count="962"/>
  </office:meta>
</office:document-meta>
</file>